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6668" officeooo:paragraph-rsid="001a666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975a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5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0th</text:span> of <text:span text:style-name="T3">Se</text:span><text:span text:style-name="T4">ptember </text:span>202<text:span text:style-name="T4">5</text:span> under the <text:span text:style-name="T5">48th</text:span> PA Meeting.</text:p>
      <text:p text:style-name="P1"/>
      <text:p text:style-name="P1">The Assembly, recognising the current situation,</text:p>
      <text:p text:style-name="P1"/>
      <text:p text:style-name="P4">Constitutes the need to update the location of the new PA as decided in M47-2, to the Osbos/Spawn area as decided by the mayor RedPanda_4, in accordance with Law OSnp&amp;w regulation 1 of O-M60-E1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48-7: To adjust the coordinates of M47-2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21:06:38.914496025</dc:date>
    <meta:editing-duration>PT3M19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8" meta:character-count="417" meta:non-whitespace-character-count="356"/>
  </office:meta>
</office:document-meta>
</file>